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1.6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Resimleri kaydedebilmek için Integreat'in galeriye erişimi gerekmektedir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